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line-height="150%"/>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2" style:parent-style-name="Standard" style:family="paragraph">
      <style:paragraph-properties fo:line-height="150%"/>
      <style:text-properties fo:font-weight="bold" style:font-weight-asian="bold" style:font-weight-complex="bold" style:text-underline-type="single" style:text-underline-style="solid" style:text-underline-width="auto" style:text-underline-mode="continuous"/>
    </style:style>
    <style:style style:name="P3" style:parent-style-name="Standard" style:family="paragraph">
      <style:paragraph-properties fo:line-height="150%"/>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paragraph-properties fo:line-height="150%"/>
    </style:style>
    <style:style style:name="T5" style:parent-style-name="Absatz-Standardschriftart" style:family="text">
      <style:text-properties style:text-underline-type="single" style:text-underline-style="solid" style:text-underline-width="auto" style:text-underline-mode="continuous"/>
    </style:style>
    <style:style style:name="P6" style:parent-style-name="Standard" style:family="paragraph">
      <style:paragraph-properties fo:line-height="150%"/>
    </style:style>
    <style:style style:name="T7" style:parent-style-name="Absatz-Standardschriftart" style:family="text">
      <style:text-properties style:text-underline-type="single" style:text-underline-style="solid" style:text-underline-width="auto" style:text-underline-mode="continuous"/>
    </style:style>
    <style:style style:name="P8" style:parent-style-name="Standard" style:family="paragraph">
      <style:paragraph-properties fo:line-height="150%"/>
    </style:style>
    <style:style style:name="T9" style:parent-style-name="Absatz-Standardschriftart" style:family="text">
      <style:text-properties style:text-underline-type="single" style:text-underline-style="solid" style:text-underline-width="auto" style:text-underline-mode="continuous"/>
    </style:style>
    <style:style style:name="P10" style:parent-style-name="Standard" style:family="paragraph">
      <style:paragraph-properties fo:line-height="150%"/>
      <style:text-properties fo:font-weight="bold" style:font-weight-asian="bold" style:font-weight-complex="bold" style:text-underline-type="single" style:text-underline-style="solid" style:text-underline-width="auto" style:text-underline-mode="continuous"/>
    </style:style>
    <style:style style:name="P11" style:parent-style-name="Standard" style:family="paragraph">
      <style:paragraph-properties fo:line-height="150%"/>
      <style:text-properties fo:font-weight="bold" style:font-weight-asian="bold" style:font-weight-complex="bold" style:text-underline-type="single" style:text-underline-style="solid" style:text-underline-width="auto" style:text-underline-mode="continuous"/>
    </style:style>
    <style:style style:name="P12" style:parent-style-name="Standard" style:family="paragraph">
      <style:paragraph-properties fo:line-height="150%"/>
      <style:text-properties fo:font-size="14pt" style:font-size-asian="14pt" style:font-size-complex="14pt" style:text-underline-type="single" style:text-underline-style="solid" style:text-underline-width="auto" style:text-underline-mode="continuous"/>
    </style:style>
    <style:style style:name="P13" style:parent-style-name="Standard" style:family="paragraph">
      <style:paragraph-properties fo:text-align="justify" fo:line-height="150%"/>
    </style:style>
    <style:style style:name="P14" style:parent-style-name="Standard" style:family="paragraph">
      <style:paragraph-properties fo:text-align="justify" fo:line-height="150%"/>
    </style:style>
    <style:style style:name="P15" style:parent-style-name="Standard" style:family="paragraph">
      <style:paragraph-properties fo:text-align="justify" fo:line-height="150%"/>
    </style:style>
    <style:style style:name="P16" style:parent-style-name="Standard" style:family="paragraph">
      <style:paragraph-properties fo:text-align="justify" fo:line-height="150%"/>
    </style:style>
    <style:style style:name="P17" style:parent-style-name="Standard" style:family="paragraph">
      <style:paragraph-properties fo:line-height="150%"/>
    </style:style>
    <style:style style:name="P18" style:parent-style-name="Standard" style:family="paragraph">
      <style:paragraph-properties fo:line-height="150%"/>
    </style:style>
    <style:style style:name="P19" style:parent-style-name="Standard" style:family="paragraph">
      <style:paragraph-properties fo:line-height="150%"/>
    </style:style>
    <style:style style:name="P20" style:parent-style-name="Standard" style:family="paragraph">
      <style:paragraph-properties fo:line-height="150%"/>
    </style:style>
    <style:style style:name="P21" style:parent-style-name="Standard" style:family="paragraph">
      <style:paragraph-properties fo:line-height="150%"/>
    </style:style>
    <style:style style:name="P22" style:parent-style-name="Standard" style:family="paragraph">
      <style:paragraph-properties fo:line-height="150%"/>
    </style:style>
    <style:style style:name="P23" style:parent-style-name="Standard" style:family="paragraph">
      <style:paragraph-properties fo:line-height="150%"/>
    </style:style>
    <style:style style:name="P24" style:parent-style-name="Standard" style:family="paragraph">
      <style:paragraph-properties fo:line-height="150%"/>
    </style:style>
    <style:style style:name="P25" style:parent-style-name="Standard" style:family="paragraph">
      <style:paragraph-properties fo:line-height="150%"/>
    </style:style>
    <style:style style:name="T26" style:parent-style-name="Absatz-Standardschriftart" style:family="text">
      <style:text-properties fo:font-size="14pt" style:font-size-asian="14pt" style:font-size-complex="14pt" style:text-underline-type="single" style:text-underline-style="solid" style:text-underline-width="auto" style:text-underline-mode="continuous"/>
    </style:style>
    <style:style style:name="P27" style:parent-style-name="Standard" style:family="paragraph">
      <style:paragraph-properties fo:line-height="150%"/>
      <style:text-properties style:text-underline-type="single" style:text-underline-style="solid" style:text-underline-width="auto" style:text-underline-mode="continuous"/>
    </style:style>
    <style:style style:name="P28" style:parent-style-name="Standard" style:family="paragraph">
      <style:paragraph-properties fo:text-align="justify" fo:line-height="150%"/>
    </style:style>
    <style:style style:name="P29" style:parent-style-name="Standard" style:family="paragraph">
      <style:paragraph-properties fo:line-height="150%"/>
    </style:style>
    <style:style style:name="P30" style:parent-style-name="Standard" style:family="paragraph">
      <style:paragraph-properties fo:line-height="150%"/>
      <style:text-properties style:text-underline-type="single" style:text-underline-style="solid" style:text-underline-width="auto" style:text-underline-mode="continuous"/>
    </style:style>
    <style:style style:name="P31" style:parent-style-name="Standard" style:family="paragraph">
      <style:paragraph-properties fo:text-align="justify" fo:line-height="150%"/>
    </style:style>
    <style:style style:name="P32" style:parent-style-name="Standard" style:family="paragraph">
      <style:paragraph-properties fo:text-align="justify" fo:line-height="150%"/>
    </style:style>
    <style:style style:name="P33" style:parent-style-name="Standard" style:family="paragraph">
      <style:paragraph-properties fo:line-height="150%"/>
      <style:text-properties style:text-underline-type="single" style:text-underline-style="solid" style:text-underline-width="auto" style:text-underline-mode="continuous"/>
    </style:style>
    <style:style style:name="P34" style:parent-style-name="Standard" style:family="paragraph">
      <style:paragraph-properties fo:text-align="justify" fo:line-height="150%"/>
    </style:style>
    <style:style style:name="P35" style:parent-style-name="Standard" style:family="paragraph">
      <style:paragraph-properties fo:text-align="justify" fo:line-height="150%"/>
    </style:style>
    <style:style style:name="P36" style:parent-style-name="Standard" style:family="paragraph">
      <style:paragraph-properties fo:text-align="justify" fo:line-height="150%"/>
    </style:style>
    <style:style style:name="T37" style:parent-style-name="Absatz-Standardschriftart" style:family="text">
      <style:text-properties style:font-name-complex="Times New Roman" fo:color="#000000" style:letter-kerning="false" style:text-underline-type="single" style:text-underline-style="solid" style:text-underline-width="auto" style:text-underline-mode="continuous" style:language-complex="ar" style:country-complex="SA"/>
    </style:style>
    <style:style style:name="T38" style:parent-style-name="Absatz-Standardschriftart" style:family="text">
      <style:text-properties style:font-name="Consolas" style:font-name-complex="Consolas" fo:color="#000000" style:letter-kerning="false" style:text-underline-type="single" style:text-underline-style="solid" style:text-underline-width="auto" style:text-underline-mode="continuous" style:language-complex="ar" style:country-complex="SA"/>
    </style:style>
    <style:style style:name="P39" style:parent-style-name="Standard" style:family="paragraph">
      <style:paragraph-properties fo:text-align="justify" fo:line-height="150%"/>
      <style:text-properties fo:color="#000000"/>
    </style:style>
    <style:style style:name="P40" style:parent-style-name="Standard" style:family="paragraph">
      <style:paragraph-properties fo:line-height="150%"/>
    </style:style>
    <style:style style:name="P41" style:parent-style-name="Standard" style:family="paragraph">
      <style:paragraph-properties fo:line-height="150%"/>
      <style:text-properties style:text-underline-type="single" style:text-underline-style="solid" style:text-underline-width="auto" style:text-underline-mode="continuous"/>
    </style:style>
    <style:style style:name="P42" style:parent-style-name="Standard" style:family="paragraph">
      <style:paragraph-properties fo:text-align="justify" fo:line-height="150%"/>
    </style:style>
    <style:style style:name="P43" style:parent-style-name="Standard" style:family="paragraph">
      <style:paragraph-properties fo:line-height="150%"/>
      <style:text-properties style:text-underline-type="single" style:text-underline-style="solid" style:text-underline-width="auto" style:text-underline-mode="continuous"/>
    </style:style>
    <style:style style:name="P44" style:parent-style-name="Standard" style:family="paragraph">
      <style:paragraph-properties fo:text-align="justify" fo:line-height="150%"/>
    </style:style>
    <style:style style:name="P45" style:parent-style-name="Standard" style:family="paragraph">
      <style:paragraph-properties fo:line-height="150%"/>
    </style:style>
    <style:style style:name="P46" style:parent-style-name="Standard" style:family="paragraph">
      <style:paragraph-properties fo:line-height="150%"/>
      <style:text-properties style:text-underline-type="single" style:text-underline-style="solid" style:text-underline-width="auto" style:text-underline-mode="continuous"/>
    </style:style>
    <style:style style:name="P47" style:parent-style-name="Standard" style:family="paragraph">
      <style:paragraph-properties fo:text-align="justify" fo:line-height="150%"/>
    </style:style>
    <style:style style:name="P48" style:parent-style-name="Standard" style:family="paragraph">
      <style:paragraph-properties fo:line-height="150%"/>
    </style:style>
    <style:style style:name="P49" style:parent-style-name="Standard" style:family="paragraph">
      <style:paragraph-properties fo:line-height="150%"/>
      <style:text-properties style:text-underline-type="single" style:text-underline-style="solid" style:text-underline-width="auto" style:text-underline-mode="continuous"/>
    </style:style>
    <style:style style:name="P50" style:parent-style-name="Standard" style:family="paragraph">
      <style:paragraph-properties fo:text-align="justify" fo:line-height="150%"/>
    </style:style>
    <style:style style:name="P51" style:parent-style-name="Standard" style:family="paragraph">
      <style:paragraph-properties fo:text-align="justify" fo:line-height="150%"/>
    </style:style>
    <style:style style:name="P52" style:parent-style-name="Standard" style:family="paragraph">
      <style:paragraph-properties fo:line-height="150%"/>
    </style:style>
    <style:style style:name="P53" style:parent-style-name="Standard" style:family="paragraph">
      <style:paragraph-properties fo:line-height="150%"/>
      <style:text-properties style:text-underline-type="single" style:text-underline-style="solid" style:text-underline-width="auto" style:text-underline-mode="continuous"/>
    </style:style>
    <style:style style:name="P54" style:parent-style-name="Standard" style:family="paragraph">
      <style:paragraph-properties fo:text-align="justify" fo:line-height="150%"/>
    </style:style>
    <style:style style:name="P55" style:parent-style-name="Standard" style:family="paragraph">
      <style:paragraph-properties fo:line-height="150%"/>
    </style:style>
    <style:style style:name="P56" style:parent-style-name="Standard" style:family="paragraph">
      <style:paragraph-properties fo:line-height="150%"/>
      <style:text-properties style:text-underline-type="single" style:text-underline-style="solid" style:text-underline-width="auto" style:text-underline-mode="continuous"/>
    </style:style>
    <style:style style:name="P57" style:parent-style-name="Standard" style:family="paragraph">
      <style:paragraph-properties fo:text-align="justify" fo:line-height="150%"/>
    </style:style>
    <style:style style:name="P58" style:parent-style-name="Standard" style:family="paragraph">
      <style:paragraph-properties fo:line-height="150%"/>
    </style:style>
    <style:style style:name="P59" style:parent-style-name="Standard" style:family="paragraph">
      <style:paragraph-properties style:text-autospace="none" fo:line-height="150%"/>
    </style:style>
    <style:style style:name="T60" style:parent-style-name="Absatz-Standardschriftart" style:family="text">
      <style:text-properties style:font-name-asian="Courier New" style:font-name-complex="Courier New" fo:color="#000000" style:text-underline-type="single" style:text-underline-style="solid" style:text-underline-width="auto" style:text-underline-mode="continuous"/>
    </style:style>
    <style:style style:name="T61" style:parent-style-name="Absatz-Standardschriftart" style:family="text">
      <style:text-properties style:font-name-asian="Courier New" style:font-name-complex="Courier New" fo:color="#000000" style:text-underline-type="single" style:text-underline-style="solid" style:text-underline-width="auto" style:text-underline-mode="continuous"/>
    </style:style>
    <style:style style:name="P62" style:parent-style-name="Standard" style:family="paragraph">
      <style:paragraph-properties fo:text-align="justify" fo:line-height="150%"/>
    </style:style>
    <style:style style:name="P63" style:parent-style-name="Standard" style:family="paragraph">
      <style:paragraph-properties fo:text-align="justify" fo:line-height="150%"/>
    </style:style>
    <style:style style:name="P64" style:parent-style-name="Standard" style:family="paragraph">
      <style:paragraph-properties fo:text-align="justify" fo:line-height="150%"/>
    </style:style>
    <style:style style:name="P65" style:parent-style-name="Standard" style:family="paragraph">
      <style:paragraph-properties fo:text-align="justify" fo:line-height="150%"/>
    </style:style>
    <style:style style:name="P66" style:parent-style-name="Standard" style:family="paragraph">
      <style:paragraph-properties fo:text-align="justify" fo:line-height="150%"/>
    </style:style>
    <style:style style:name="P67" style:parent-style-name="Standard" style:family="paragraph">
      <style:paragraph-properties fo:text-align="justify" fo:line-height="150%"/>
      <style:text-properties fo:font-size="14pt" style:font-size-asian="14pt" style:font-size-complex="14pt" style:text-underline-type="single" style:text-underline-style="solid" style:text-underline-width="auto" style:text-underline-mode="continuous"/>
    </style:style>
    <style:style style:name="P68" style:parent-style-name="Standard" style:family="paragraph">
      <style:paragraph-properties fo:text-align="justify" fo:line-height="150%"/>
    </style:style>
    <style:style style:name="P69" style:parent-style-name="Standard" style:family="paragraph">
      <style:paragraph-properties fo:text-align="justify" fo:line-height="150%"/>
      <style:text-properties fo:font-size="14pt" style:font-size-asian="14pt" style:font-size-complex="14pt" style:text-underline-type="single" style:text-underline-style="solid" style:text-underline-width="auto" style:text-underline-mode="continuous"/>
    </style:style>
    <style:style style:name="P70" style:parent-style-name="Standard" style:family="paragraph">
      <style:paragraph-properties fo:text-align="justify" fo:line-height="150%"/>
    </style:style>
    <style:style style:name="P71" style:parent-style-name="Standard" style:family="paragraph">
      <style:paragraph-properties fo:text-align="justify" fo:line-height="150%"/>
    </style:style>
    <style:style style:name="P72" style:parent-style-name="Standard" style:family="paragraph">
      <style:paragraph-properties fo:text-align="justify" fo:line-height="150%"/>
    </style:style>
  </office:automatic-styles>
  <office:body>
    <office:text text:use-soft-page-breaks="true">
      <text:p text:style-name="P1">Dokumentation zu Praktikum Programmieren</text:p>
      <text:p text:style-name="P2"/>
      <text:p text:style-name="P3"/>
      <text:p text:style-name="P4"><text:span text:style-name="T5">Gruppe:</text:span><text:s/>Merlin und die Zauberer</text:p>
      <text:p text:style-name="P6"><text:span text:style-name="T7">Gruppenmitglieder:</text:span><text:s/>Bria Bianca, Lorasch Merlin, Maltan Stephan, Wolf Katharina</text:p>
      <text:p text:style-name="P8"><text:span text:style-name="T9">Thema:</text:span><text:s/>Rezeptverwaltungssystem</text:p>
      <text:p text:style-name="P10"/>
      <text:p text:style-name="P11"/>
      <text:p text:style-name="P12">Projektziel:</text:p>
      <text:p text:style-name="P13">Ziel unseres Projekts war es ein lauffähiges Rezeptverwaltungssystem zu erstellen. Durch Eingabe von verschiedenen Zutaten werden passende Rezepte ausgegeben. Dabei kann zwischen verschiedenen Suchoptionen gewählt werden. So kann unterschieden werden, ob bei der Suche alle gesuchten Zutaten in einem Rezept vorkommen müssen oder es ausreichend ist, wenn nur eine Zutat gefunden wird. Außerdem kann man Kategorien angeben (wie z.B. Hauptgerichte, Vorspeise, etc.), nach welchen gesucht werden soll.</text:p>
      <text:p text:style-name="P14">Um die Suche effizienter zu gestalten wurden verschiedene Featurs eingebaut. Unter anderem werden Stoppwörter wie der, die, das automatisch gefiltert und nicht berücksichtigt. Auch der Fundort der gesuchten Zutat im Dokument ist für die Suche von Bedeutung. Wird der Suchbegriff im Titel gefunden wird das Rezept höher priorisiert, als würde der Begriff nur in der Beschreibung auftauchen. Die Ausgabe der gefunden Rezepte erfolgt dann dem entsprechend. Auch Tippfehler bei der Eingabe werden mit Hilfe einer<text:s/>Ähnlichkeitssuche der eingegebenen Wörter bedacht. Zudem ist es möglich eigene Rezepte zu speichern. <text:s/></text:p>
      <text:p text:style-name="P15">All diese Funktionalitäten wurden unter zu Hilfenahme von Lucene umgesetzt. Somit lag die Schwierigkeit unseres Projekts nicht unbedingt bei der Programmierung, sondern bei der Einarbeitung in Lucene und die Umsetzung der daraus resultierenden Lösungsmöglichkeiten.</text:p>
      <text:p text:style-name="P16">Das Projekt selbst wird mit der Programmiersprache Java implementiert, nur die Oberfläche wurde mit JavaFX realisiert. <text:s/></text:p>
      <text:p text:style-name="P17"/>
      <text:p text:style-name="P18"/>
      <text:p text:style-name="P19"/>
      <text:p text:style-name="P20"/>
      <text:p text:style-name="P21"/>
      <text:p text:style-name="P22"/>
      <text:p text:style-name="P23"/>
      <text:p text:style-name="P24"/>
      <text:soft-page-break/>
      <text:p text:style-name="P25"><text:span text:style-name="T26">Funktionsweise:</text:span></text:p>
      <text:p text:style-name="P27">Crwaler:</text:p>
      <text:p text:style-name="P28">Mit Hilfe des Crawlers werden RSS-Feeds aus verschiedenen Internetseiten, bei uns Chefkoch.de und lecker.de, gelesen und als XML-Datei gespeichert.</text:p>
      <text:p text:style-name="P29"/>
      <text:p text:style-name="P30">listDir(File dir):</text:p>
      <text:p text:style-name="P31">Die Methode listDir(File dir) (im Package „einlesen“ Klasse „Methoden“) durchsucht dann die Ordner nach den XML-Dateien , in denen sich die Rezepte befinden, und speichert diese in einer LinkedList. Der Methode wird dabei ein File übergeben. Die einzelnen Files werden dann von der Methode in einem File[] gespeichert.<text:s/>Solange das Array nicht null ist, wird eine for-Schleife durchlaufen, welche nur die gewünschten XML-Dateien in die LinkedListe „result“ hinzufügt und zurückgibt. Die absoluten Pfade aus dieser Liste werden an die Methode Xml_einlesen übergeben.</text:p>
      <text:p text:style-name="P32"/>
      <text:p text:style-name="P33">Xml_einlesen:</text:p>
      <text:p text:style-name="P34">Diese Methode extrahiert zuerst die relevanten Daten aus der XML-Datei, also den Titel des Rezeptes, die Beschreibung, den Link zur Website des Rezeptes und das Datum an dem es als RSS Feed veröffentlicht wurde. Das Publikationsdatum liegt an dieser Stelle in unterschiedlichen Formaten vor, dies wird später vereinheitlicht. Bei den nächsten Schritten muss differenziert werden, ob das aktuelle Rezept von chefkoch.de oder Lecker.de stammt. Hier wird zum einen das Datum in 3 seperaten Variablen „Tag“, „Monat“ und „Jahr“ aufgeteilt. Bei chefkoch.de muss an dieser Stelle der Monat von Abkürzungen in ein Zahlenformat umgewandelt werden. Dies geschieht mithilfe von switch(). Weitere Informationen wie ein Link zu einem Hochauflösenden Bild, oder die Tags werden<text:s/>mithilfe weiterer Klassen von den jeweiligen Webseiten geladen. Wenn alle gewünschten Informationen vorhanden sind werden diese in ein Lucene-Dokument geladen. Die Felder „Beschreibung“ und „Titel“ erhalten an dieser Stelle noch einen Boost für die Suche,<text:s/>da hier auftauchende Begriffe im Normalfall auch wichtig für das Rezept sind und keine Nebenbemerkungen, darstellen. Das Fertige Dokument wird anschließend zum Index hinzugefügt und mit commit() gespeichert.</text:p>
      <text:p text:style-name="P35"/>
      <text:p text:style-name="P36"><text:span text:style-name="T37">getDatum</text:span><text:span text:style-name="T38">()</text:span></text:p>
      <text:p text:style-name="P39">Die Methode getDatum() der Klasse DatumAusgabe wird verwendet um das aktuelle Datum, bei Bedarf, fertig aufgeteilt in die drei Strings Tag, Monat und Jahr zu erhalten. Dies wird einerseits dazu verwendet um bei fehlerhaften Datumsangaben in den XML-Dateien als Ersatz das aktuelle Datum einzufügen, andererseits um bei selbst erstellten Rezepten eine Datumsangabe des Erstellzeitpunkts zu haben.</text:p>
      <text:p text:style-name="P40"/>
      <text:p text:style-name="P41">deleteDir(File dir):</text:p>
      <text:p text:style-name="P42">Um die XML-Dateien auch wieder löschen zu können wurde die Methode deleteDir(File dir) (im Package „einlesen“ Klasse „Methoden“) implementiert. Hierbei wird wieder ein File übergeben. Die übergebenen Files werden in einem File[] gespeichert. Mit einer if- Abfrage wird überprüft, ob das File[] null ist. Ist dies nicht der Fall, wird eine for-Schleife durchlaufen, in der die XML-Dateien im Verzeichnis gelöscht werden.</text:p>
      <text:p text:style-name="P43">tildeHinzufuegen(String suchbegriff):</text:p>
      <text:p text:style-name="P44">Die Methode tildeHinzufuegen(String suchbegriff) (im Package „einlesen“ Klasse<text:s/>„Methoden“) hat die Aufgabe auch bei Tippfehlern bei der Eingabe plausible Ergebnisse zu liefern und gleichzeitig wird hier die Unterscheidung zwischen der AND- und der OR-Suche gemacht. Hierfür werden der Methode die Suchbegriffe als ein String übergeben.<text:s/>Mittels einem boolean wird festgestellt ob der Hacken in der GUI auf AND- oder OR-Suche gesetzt ist und durchläuft dann den jeweiligen if-Zweig. In diesem werden dann bei der OR-Suche alle Leerzeichen durch „~ „ ersetzt und am Ende noch ein ~-Symbol angehängt, welche für die Ähnlichkeitssuche in Lucene zuständig ist. Im else-Zweig werden vor die Suchbegriffe ein +-Zeichen gehängt, um die AND-Suche zu ermöglichen. Das ~-Symbol wird analog zum if-Zweig angehängt. Die Suchbegriffe werden dann als String zurückgegeben.</text:p>
      <text:p text:style-name="P45"/>
      <text:p text:style-name="P46">Suchobjekt[] suchen(String suchbegriff):</text:p>
      <text:p text:style-name="P47">Dieser modifizierte Suchstring wird dann der Methode suchen(String suchbegriff) übergeben. Mit Hilfe dieser Methode wird unser erstellter Index auf den übergebenen Suchbegriff durchsucht und gibt die gefundenen Rezepte als Suchobjekt[] zurück. Dafür wird zuerst ein String[] angelegt, welches definiert, in welchen Feldern des XML-Dokuments gesucht werden soll. Dies geschieht mit einem MulitFieldQueryParser. Die Priorisierung der Fundstelle im XML-Dokument wird mit dem Sort.Indexorder bei der Ausgabe berücksichtigt. Letztendlich wird dann nur noch mit einer for-Schleife das ScoreDoc[] durchlaufen und fügt dem ergebnisObjekt[] die ausgewählten Inhalte (Quelle, Titel, Beschreibung, Tag, Monat, Jahr, Inhalt, Link) hinzu und liefert diese zurück.</text:p>
      <text:p text:style-name="P48"/>
      <text:p text:style-name="P49">Suchobjekt[] suchenNachKategorien(String suchbegriff, String ausgewählteKategorien):</text:p>
      <text:p text:style-name="P50">Mit dieser Methode wird es ermöglicht auch nur nach speziellen Kategorien zu suchen. Als Ergebnis erhalten wir, wie schon bei der suchen(String suchbegriff)-Methode, ein Suchobjekt[] zurück. Ebenfalls mit einem MulitFieldQueryParser wird festgelegt welche Felder im Index durchsucht werden sollen. Hierfür wurde zuvor ein String[] „felder“ definiert. Die Priorisierung der Fundstelle wird mit dem Sort.IndexOrder bei der Ausgabe berücksichtigt. Bis jetzt war die Methode<text:s/><text:soft-page-break/>der suchen(String suchbegriff)-Methode sehr ähnlich, doch als nächstes wird nun ein ArrayList&lt;Suchobjekt&gt; tempArrayList angelegt. Außerdem wird eine for-Schleife durchlaufen, in</text:p>
      <text:p text:style-name="P51">eine if-Abfrage stattfindet. Diese if-Abfrage vergleicht die Tags mit der ausgewählten Kategorie und fügt danach den Inhalt der gefundene Rezepte (Quelle, Titel, Bild, Beschreibung, Tag, Monat, Jahr, Inhalt, Link, Arbeitszeit, Schwierigkeit, etc.) der ArrayList&lt;Suchobjekt&gt; hinzu. Für die if-Abfrage spielt die Groß-/Kleinschreibung keine Rolle. Für das Suchobjekt[] wird nun die Größe festgelegt, aufgrund der tempArrayList.size(). Zu guter Letzt, wird nochmals eine for-Schleife durchlaufen, welche die Daten<text:s/>in der ArrayList&lt;Suchobjekt&gt; in das Suchobjekt[] ergebnisObjekt schreibt.</text:p>
      <text:p text:style-name="P52"/>
      <text:p text:style-name="P53">Suchobjekt[] kategorie(String suchbegriff, String ausgewählteKategorien):</text:p>
      <text:p text:style-name="P54">Um nun Unterscheiden zu können, ob die Methode suchen(String suchbegriff) oder die Methode<text:s/>suchenNachKategorie(String suchbegriff, String ausgewählteKategorien) bei der Suche ausgeführt wird, gibt es die Methode kategorie(String suchbegriff, String ausgewählteKategorien). In dieser Methode wird ein neues Suchobjekt[] ergebins angelegt. Durch eine if-Abfrage, in der geprüft wird, ob die Länge des Strings ausgewählteKategorien 0 ist, wird dann die jeweilig benötigte Methode aufgerufen und die benötigten Parameter übergeben.</text:p>
      <text:p text:style-name="P55"/>
      <text:p text:style-name="P56">Klasse Suchobjekt:</text:p>
      <text:p text:style-name="P57">Die Klasse Suchobjekt dient dazu die Daten der<text:s/>gefundenen Einträge zu speichern, damit nicht eine Reihe von Strings an die GUI übergeben werden muss. Dies führt gegebenenfalls zu einer Redundanz des Codes, ergibt aber an dieser Stelle eine Modularität des Programmen, da Änderungen in der Suche, wie das<text:s/>Hinzufügen von Kategorien auch in Suchobjekt übernommen werden können, ohne dass die Funktionalität des Programms darunter leidet.</text:p>
      <text:p text:style-name="P58"/>
      <text:p text:style-name="P59"><text:span text:style-name="T60">neuesRezeptEinfügen(String etitel, String ebeschreibung, String earbeitszeit, String ekochbackzeit, String eschwierigkeit,<text:s/></text:span><text:span text:style-name="T61">String ekalorienpp, String etags):</text:span></text:p>
      <text:p text:style-name="P62">Des Weiteren existiert die Möglichkeit im Menü, unter dem Reiter „Datei“, eigene Rezepte hinzuzufügen. Beim Erstellen eines eigenen Rezeptes besteht die Möglichkeit, einen Titel Festzulegen, eine Beschreibung des Rezeptes<text:s/>zu formulieren, die Arbeits- und Koch-, bzw, Backzeit einzutragen und ggf. Kalorien pro Portion, oder auch Tags unter denen das Rezept gefunden werden soll, zu speichern. Das Hinzufügen von eigenen Bildern für das Rezept ist leider nicht möglich. Beim Abspeichern werden die Felder „Titel“ und „Beschreibung“ wieder mit einem Boost für die Suche belegt.</text:p>
      <text:p text:style-name="P63"/>
      <text:soft-page-break/>
      <text:p text:style-name="P64">Bitte noch restlichen Code und Probleme mit den unterschiedlichen Websites und die Änderungen auf Chefkoch.de erklären (wir brauchen ja irgendwie 10Seiten).<text:s/>Eine kurze Bedienungsanleitung fehlt auch noch.</text:p>
      <text:p text:style-name="P65">DANKE!</text:p>
      <text:p text:style-name="P66"/>
      <text:p text:style-name="P67">Wie bekommt man das Projekt gestartet?</text:p>
      <text:p text:style-name="P68"/>
      <text:p text:style-name="P69">Bedienungsanleitung:</text:p>
      <text:p text:style-name="P70"/>
      <text:p text:style-name="P71"/>
      <text:p text:style-name="Standard">GUI</text:p>
      <text:p text:style-name="Standard"/>
      <text:p text:style-name="Standard"/>
      <text:p text:style-name="Standard">Überblick</text:p>
      <text:p text:style-name="Standard"/>
      <text:p text:style-name="Standard">Die Grafische Oberfläche beginnt mit dem vererben der JavaFX Klasse „Application“ an die Rezeptesammlung-Klasse <text:s/>hier wird die primaryStage erzeugt deren Dimensionen auf 800x600 Pixel festgesetzt werden. Durch den Aufruf von „primaryStage.setResizable(false)“ wird die manuelle Veränderung der Abmessungen verhindert.</text:p>
      <text:p text:style-name="Standard">Der benötigten Scene wird ein Objekt der Klasse „Gui“ aus<text:s/>dem package „oberflaeche“ übergeben. In dieser Klasse, die vom JavaFX-Layout „VBox“ erbt, wird der Inhalt des sichtbaren Fensters, die Menüs und das zu Grunde liegenden Layout definiert.</text:p>
      <text:p text:style-name="Standard">Am oberen Fensterrand befindet sich eine sog. „ToolBar“ darin enthalten sind die beiden „Menus“ „Datei“ und „Suchoptionen“, ein Label „Zutaten:“, ein TextField, zur Eingabe der Suchbegriffe, sowie ein Button „Suchen“ durch welchen die Suche gestartet werden kann. Schließlich befinden sich noch zwei „RadioButtons“ in der Toolbar welche in einer „ToggleGroup“ zusammengefasst sind. Durch das Selektieren einer dieser Buttons wird definiert ob eine sog. „Und-Suche“ – alle eingegebenen Begriffe müssen enthalten sein – oder eine sog. „Oder-Suche“ – einer der Begriffe muss vorkommen – gestartet werden soll.</text:p>
      <text:p text:style-name="Standard">Am unteren Bildschirmrand befindet sich eine weitere ToolBar, in welcher nach einer Suchanfrage ein Label „ergebnisanzahl“ die Anzahl der gefundenen Suchergebnisse darstellt.<text:s/></text:p>
      <text:p text:style-name="Standard">Falls die Suche erfolgreich war, werden in der Mitte<text:s/>der hier verwendeten „VBox“ diese in einzelnen „HBox“ Elementen wie folgt angezeigt. Linkerhand ist ein Bild des Gerichts zu sehen, rechts daneben der Name, sowie Angaben wie Arbeitszeit, Koch- und Backzeit, Schwierigkeitsgrad und Kalorien pro Portion. Darunter befindet sich ein Button, in CSS gestaltet, welcher bei einem Klick auf den selbigen den Standard-Webbrowser des Betriebssystems öffnet und zur Webseite mit dem jeweiligen Rezept navigiert.</text:p>
      <text:p text:style-name="Standard"/>
      <text:p text:style-name="Standard"/>
      <text:p text:style-name="Standard">Funktionsbeschreibung</text:p>
      <text:p text:style-name="Standard"/>
      <text:p text:style-name="Standard"/>
      <text:p text:style-name="Standard">Die Klasse „Gui“</text:p>
      <text:p text:style-name="Standard"/>
      <text:p text:style-name="Standard">Beim Betätigen<text:s/>des „Suchen“-Buttons, aber auch beim Drücken der „Enter“-Taste nach der Eingabe der Suchbegriffe, wir über den jeweiligen EventHandler in beiden Fällen die „suchen()“-Methode aufgerufen.</text:p>
      <text:soft-page-break/>
      <text:p text:style-name="Standard">Diese überprüft zunächst ob Bereits Suchergebnisse in der VBox „suchergebnisse“ vorliegen und löscht diese, damit die gefundenen Rezepte der neuen Suche nicht an die eventuell bereits vorhandenen angehängt werden.</text:p>
      <text:p text:style-name="Standard">Anschließend wird eine for-Schleife gestartet, welche die Suchoptionen („Vorspeise“, „Hauptspeise“, Dessert, …)<text:s/>überprüft ob eines von ihnen selektiert ist. Falls eine Suchoption vom Nutzer aktiviert wurde und nicht der Option „Auswahl aufheben“ entspricht, wird deren Text in ein String-Array namens „ausgewaehlteSuchkriterien“ gespeichert.</text:p>
      <text:p text:style-name="Standard">[Danach wird das Suchobjekt-Array „gefundeneRezepte“ des Packages „objekte“ angelegt und diesem der Return-Wert der Methode Kategorie zugewiesen. Diese bekommt als Übergabeparameter sowohl oben erwähnte String-Array als auch das Objekt „meth“, welches der Gui bereits im Konstruktor übergeben wurde. Dieses wiederum bekommt die eingegebenen Suchbegriffe als einzelnen String „sucheingabe“, sowie den boolean-Wert für die aktivierte bzw. deaktivierte Oder-Suche übergeben.<text:s/></text:p>
      <text:p text:style-name="Standard">Das so initialisierte Suchobjekt „gefundeneRezepte“ wird nun auf<text:s/>dessen Länge geprüft und falls dies einen Fehler werfen würde, wird dieser abgefangen und dem Integer „suchtreffer“ der Wert ‚0‘ zugewiesen. Dies ermöglicht das anschließende Zuweisen des Wertes dem unter „Überblick“ erwähnten Label „ergebnisanzahl“.</text:p>
      <text:p text:style-name="Standard">„suchtreffer“ wird ebenfalls für die nun durchgeführte for-Schleife als oberster Wert verwendet. Diese erzeugt Objekte der im Nachfolgenden geschilderten Klasse „SuchergebnisElement“ indem sie das Suchobjekt-Array durchläuft und von jedem Element die Werte für<text:s/>Beschreibung, Titel, Inhalt, Link, Tag, Monat, Jahr und Quelle ausliest und dem „tempRezept“ übergibt, welches anschließend der bereits erwähnten VBox „suchergebnisse“ übergeben und somit angezeigt wird.<text:s/></text:p>
      <text:p text:style-name="Standard">Anschließend wird die Breite der einzelnen Elemente auf 778 Pixel festgelegt und Fehler abgefangen, die bei den Vorgängen in der gesamten „suchen()“-Methode aufgetreten sein könnten, und auf der Konsole ausgegeben.</text:p>
      <text:p text:style-name="Standard"/>
      <text:p text:style-name="Standard"/>
      <text:p text:style-name="Standard">Die Klasse „SuchergebnisElement“</text:p>
      <text:p text:style-name="Standard"/>
      <text:p text:style-name="Standard">Zuerst werden diverse Klassenvariablen angelegt, darunter auch die haupt-css-Konfiguration für die beiden zuvor unter Punkt „Überblick“ erwähnten Buttons „Zum Rezept auf Chefkoch.de“ bzw. „[…] auf Lecker.de“.<text:s/><text:line-break/>Der Konstruktor der Klasse bekommt nun alle bereits angeführten notwendigen Informationen übergeben.<text:s/>Einige dieser Werte werden Klassenvariablen zugewiesen, hierfür wird auch der String „quelle“ verglichen ob es sich bei dem übergebenen Rezept um eines der Webseite „chefkoch.de“ handelt. Das Ergebnis dieses Vergleichs wird in der Variable „isChefkoch“ festgehalten. Dies ist nötig, da in diversen späteren Situationen, wie auch im nächsten Schritt, zwischen den beiden Quellen unterschieden werden muss.</text:p>
      <text:p text:style-name="Standard">Als nächstes werden zwei MouseEvents mit dem url_button verknüpft in welchem die Farbänderung mittels CSS beim Drücken bzw. Loslassen definiert wird. Bereits hier muss zwischen Chefkoch.de und Lecker.de als Quelle unterschieden werden, da die Buttons farblich im entsprechenden Design der Webseiten gehalten sind.</text:p>
      <text:p text:style-name="Standard">Die folgenden try-catch Anweisung versucht mittels überlieferter Vorschaubild URL („bildurl“) das Vorschaubild zu generieren bei welchem die Breite, unter Berücksichtigung des Seitenverhältnisses, auf 200 Pixel gesetzt wird. Ist dies nicht möglich, da z.B. keines auf der Webseite vorhanden ist oder kein<text:s/>Internetzugang besteht, so wird die Software-Interne Standardgrafik „null.jpg“ stattdessen eingesetzt.</text:p>
      <text:p text:style-name="Standard">Anschließend werden die übergebenen Kurzinformationen mit ihrer Beschriftung, per entsprechendem Label, versehen, die Variablen hinzugefügt und in dem Label „text“ abgespeichert.</text:p>
      <text:p text:style-name="Standard">Ebenfalls wird hier die Schriftart „Sylfaen“ in einer Größe von 14 diesem Label zugwiesen.</text:p>
      <text:p text:style-name="Standard"/>
      <text:p text:style-name="Standard">Zur Fertigstellung eines Suchelementes werden nun die vorher angelegten, quellenabhängigen<text:s/><text:soft-page-break/>Buttons hinzugewiesen und deren Beschriftung noch mit dem Zusatz „ auf Chefkoch.de“ bzw. „ auf Lecker.de“ ergänzt. Des Weiteren wird nun eine VBox „datenUndButton“ erstellt, in welcher die Variablen „gerichtName“, „text“ und „url_button“ platziert und in einem Abstand von 5 Pixeln zueinander und einem<text:s/>Abstand der gesamten VBox vom oberen Rand von 10 Pixeln arrangiert werden.</text:p>
      <text:p text:style-name="Standard">Das finale „SuchergebnisElement“ wird nun gepackt in dem das Vorschaubild sowie die VBox „datenUndButton“ der Klasse, welche von einer HBox erbt, hinzugefügt.</text:p>
      <text:p text:style-name="Standard"/>
      <text:p text:style-name="Standard">„WebseitencodeReaderLeckerDE“ und „WebseitencodeReaderChefkochDe“</text:p>
      <text:p text:style-name="Standard"/>
      <text:p text:style-name="Standard">Beide Klassen werden bei der Indizierung zur Auswertung des Quellcodes der Rezeptseite verwendet. Und verhalten sich analog zueinander, lediglich die einzelnen Werte der „indexOf“ Methoden unterscheiden sich hier und bei „WebseitencodeReaderChefkochDE“ kommen noch diverse if-else-Abfragen hinzu, da die Seite www.chefkoch.de den Aufbau der einzelnen Rezeptseiten dynamisch, je nach gemachten Angaben von Ruhezeit und Koch- und Backzeit, gestaltet.</text:p>
      <text:p text:style-name="Standard">Aus diesem Grund<text:s/>soll hier im Detail primär auf die Methode für www.lecker.de eingegangen werden, gravierende Unterschiede zu Chefkoch.de werden aber angeführt.</text:p>
      <text:p text:style-name="Standard"/>
      <text:p text:style-name="Standard">Die deklarierten Klassenvariablen vom Typ String bzw. String Array werden direkt im Konstruktor der Klasse, mit<text:s/>Ausnahme des Strings „rezeptTagsRueck“, initialisiert. Hierzu wird zunächst die, der Klasse <text:s/>übergebene String-Variable „rezeptUrl“ der Methode „quelltextHolen“ übergeben.<text:s/></text:p>
      <text:p text:style-name="Standard"/>
      <text:p text:style-name="Standard">Diese Methode mit einem String als Rückgabewert deklariert und instanziiert ein<text:s/>Objekt vom Typ StringBuilder. In einem try-catch-Block wird nun zunächst ein Objekt „scanner“ vom gleichnamigen Typ erstellt und bei dessen Instanziierung die URL zum Rezept übergeben. Die anschließende while-Schleife geht diesen nun Zeile für Zeile durch<text:s/>und fügt diese immer an den StringBilder „sb“ über die append-Methode, mit Zeilenumbruch am Ende, an. Falls hier ein Fehler auftreten sollte, wird dieser abgefangen und auf der Konsole ausgegeben.</text:p>
      <text:p text:style-name="Standard">Anschließend wird mit „sb.toString()“ der komplette, zugängliche Code der Webseite zurückgegeben.</text:p>
      <text:p text:style-name="Standard"/>
      <text:p text:style-name="Standard">Der so ausgelesene Quelltext wird zur nun folgenden Auswertung in der String Variable „quellcode“ <text:s/>festgehalten und direkt den Methoden „rezeptTagsFiltern“, „zubereitungsinformationFiltern“ und „vorschaubildFiltern“<text:s/>übergeben und den Klassenvariablen „rezeptTags“, „zubereitungsinfos“ bzw. „bildUrl“ zugewiesen.</text:p>
      <text:p text:style-name="Standard"/>
      <text:p text:style-name="Standard">Die Methode rezeptTagsFiltern der String-Klassenvariable „rezeptTagsRueck“ einen Substring zu, welcher anhand von im Quelltext vorkommenden Werte auf den Bereich der Seiteninternen Schlagwörter beschnitten wird. Die Eventuell enthaltenen Umlaute in HTML-Code, wie zB: &amp;uuml; für ‚ü‘, werden in der hier aufgerufenen „umlauteErsetzen“ Methode in normale ASCII-Zeichen umgewandelt. Dies geschieht durch die String-eigene Methode „replaceAll“ für ü, Ü, ö, Ö, ä und Ä</text:p>
      <text:p text:style-name="Standard">sowie das scharfe S.<text:s/></text:p>
      <text:p text:style-name="Standard">Bei Lecker.de handelt es sich hier hauptsächlich um die Kategrie, deshalb wird hier nur ein einzelner Wert am Ende der Methode in das „einzelKat“-Array gespeichert.</text:p>
      <text:p text:style-name="Standard">Die Seite Chefkoch.de hingegen stellt mehrere Werte zu Verfügung welche durch die „split“-Methode am Komma getrennt und schließlich als einzelne Elemente dem Array zugewiesen werden.</text:p>
      <text:p text:style-name="Standard"/>
      <text:p text:style-name="Standard">Die umfangreichste Methode stellt die Methode zur Filterung der Zubereitungsinformationen dar, welche dann auch später auf der GUI dargestellt werden. Für die unter dem Abschnitt „Die Klasse „SuchergebnisElement““ erwähnten Kurzinformationsvariablen werden hier die Werte ermittelt indem zunächst ein Ausschnitt des Quellcodes erstellt wird, in welchem sich alle Werte befinden.</text:p>
      <text:soft-page-break/>
      <text:p text:style-name="Standard">Dies dient der Reduzierung des Rechenaufwands bei der Indizierung, da so der mehrere Tausend Zeilen lange Quellcode nicht immer komplett durchsucht werden muss sondern nur der kurze „quellcodeAbschnitt“. Hier werden die Werte, wie beim Filtern der Rezepte-Tags, über das Zurechtschneiden eines Substrings. Falls kein Wert ermittelt werden konnte wird der jeweiligen String-Variable der Wert „keine Angabe“ bzw „keine Angabe auf Lecker.de“ zugewiesen, da www.chefkoch.de hier einige<text:s/>Variablen mehr an Information anbietet als die andere große Rezeptdatenbank.</text:p>
      <text:p text:style-name="Standard">Schlussendlich wird die URL für das Vorschaubild versucht auszulesen, falls vorhanden. Im <text:s/>zugrundeliegenden RSS-Feed wird zwar ein Bild mitgeschickt, dieses weist jedoch nur sehr geringe Abmessungen auf, sodass es für die Zwecke einer optisch ansprechenden Darstellung nicht verwertbar ist.</text:p>
      <text:p text:style-name="Standard">Hier wird, falls mehrere Bilder vorhanden sind, versucht auf das erste Objekt zu zugreifen und auch dies geschieht über einen Substring welcher entsprechend beschnitten werden muss.</text:p>
      <text:p text:style-name="P7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Katharina Wolf</meta:initial-creator>
    <dc:creator>Maltan, Stephan (LfStaD)</dc:creator>
    <meta:creation-date>2015-12-15T09:48:00Z</meta:creation-date>
    <dc:date>2016-01-19T20:13:00Z</dc:date>
    <meta:template xlink:href="Normal.dotm" xlink:type="simple"/>
    <meta:editing-cycles>1</meta:editing-cycles>
    <meta:editing-duration>PT0S</meta:editing-duration>
    <meta:document-statistic meta:page-count="8" meta:paragraph-count="40" meta:word-count="2781" meta:character-count="20266" meta:row-count="146" meta:non-whitespace-character-count="17525"/>
  </office:meta>
</office:document-meta>
</file>